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7AED25D652D95EFC.png" manifest:media-type="image/png"/>
  <manifest:file-entry manifest:full-path="Object 4/Pictures/100000000000000800000008E47785F21AD0A506.png" manifest:media-type="image/png"/>
  <manifest:file-entry manifest:full-path="Object 4/Pictures/100000000000000800000008977622DD0A168C32.png" manifest:media-type="image/png"/>
  <manifest:file-entry manifest:full-path="Object 4/Pictures/100000000000000800000008A9C186DCE3F1CAE7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.5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1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.943cm" svg:height="12.386cm" svg:x="18.403cm" svg:y="0cm">
            <draw:object draw:notify-on-update-of-ranges="Sheet1.E3:Sheet1.E8 Sheet1.F3:Sheet1.F8 Sheet1.D3:Sheet1.D8 Sheet1.E9:Sheet1.E14 Sheet1.F9:Sheet1.F14 Sheet1.D9:Sheet1.D14 Sheet1.E15:Sheet1.E21 Sheet1.F15:Sheet1.F21 Sheet1.D15:Sheet1.D21 Sheet1.E22:Sheet1.E24 Sheet1.F22:Sheet1.F24 Sheet1.D22:Sheet1.D2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7.943cm" svg:height="12.386cm" svg:x="17.8cm" svg:y="12.707cm">
            <draw:object draw:notify-on-update-of-ranges="Sheet1.E3:Sheet1.E8 Sheet1.G3:Sheet1.G8 Sheet1.D3:Sheet1.D8 Sheet1.E9:Sheet1.E14 Sheet1.G9:Sheet1.G14 Sheet1.D9:Sheet1.D14 Sheet1.E15:Sheet1.E21 Sheet1.G15:Sheet1.G21 Sheet1.D15:Sheet1.D21 Sheet1.E22:Sheet1.E24 Sheet1.G22:Sheet1.G24 Sheet1.D22:Sheet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9.852cm" svg:height="11.999cm" svg:x="1.067cm" svg:y="26.255cm">
            <draw:object draw:notify-on-update-of-ranges="Sheet1.E3:Sheet1.E8 Sheet1.G3:Sheet1.G8 Sheet1.D3:Sheet1.D8 Sheet1.E9:Sheet1.E14 Sheet1.G9:Sheet1.G14 Sheet1.D9:Sheet1.D14 Sheet1.E15:Sheet1.E21 Sheet1.G15:Sheet1.G21 Sheet1.D15:Sheet1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9.948cm" svg:height="13.585cm" svg:x="32.447cm" svg:y="26.119cm">
            <draw:object draw:notify-on-update-of-ranges="Sheet1.E3:Sheet1.E8 Sheet1.G3:Sheet1.G8 Sheet1.D3:Sheet1.D8 Sheet1.E9:Sheet1.E14 Sheet1.G9:Sheet1.G14 Sheet1.D9:Sheet1.D14 Sheet1.E15:Sheet1.E21 Sheet1.G15:Sheet1.G21 Sheet1.D15:Sheet1.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9.948cm" svg:height="13.585cm" svg:x="47.044cm" svg:y="11.892cm">
            <draw:object draw:notify-on-update-of-ranges="Sheet1.E3:Sheet1.E8 Sheet1.G3:Sheet1.G8 Sheet1.D3:Sheet1.D8 Sheet1.E9:Sheet1.E14 Sheet1.G9:Sheet1.G14 Sheet1.D9:Sheet1.D14 Sheet1.E15:Sheet1.E21 Sheet1.G15:Sheet1.G21 Sheet1.D15:Sheet1.D21 Sheet1.E22:Sheet1.E24 Sheet1.G22:Sheet1.G24 Sheet1.D22:Sheet1.D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Default"/>
        <table:table-column table:style-name="co3" table:number-columns-repeated="3" table:default-cell-style-name="Default"/>
        <table:table-column table:style-name="co6" table:number-columns-repeated="6" table:default-cell-style-name="Default"/>
        <table:table-column table:style-name="co3" table:number-columns-repeated="2" table:default-cell-style-name="Default"/>
        <table:table-column table:style-name="co6" table:number-columns-repeated="6" table:default-cell-style-name="Default"/>
        <table:table-column table:style-name="co3" table:number-columns-repeated="3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style-name="ce7" office:value-type="string" calcext:value-type="string" table:number-columns-spanned="2" table:number-rows-spanned="1">
            <text:p>@ 8 bit</text:p>
          </table:table-cell>
          <table:covered-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3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radeoff</text:p>
          </table:table-cell>
          <table:table-cell office:value-type="string" calcext:value-type="string">
            <text:p>wm</text:p>
          </table:table-cell>
          <table:table-cell table:style-name="Default" office:value-type="string" calcext:value-type="string">
            <text:p>memory [kb]</text:p>
          </table:table-cell>
          <table:table-cell table:style-name="Default" office:value-type="string" calcext:value-type="string">
            <text:p>ops [M]</text:p>
          </table:table-cell>
          <table:table-cell table:style-name="Default" office:value-type="string" calcext:value-type="string">
            <text:p>validation acc [%]</text:p>
          </table:table-cell>
          <table:table-cell table:style-name="Default" office:value-type="string" calcext:value-type="string">
            <text:p>test acc [%]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209.724" calcext:value-type="float">
            <text:p>1209,7</text:p>
          </table:table-cell>
          <table:table-cell office:value-type="float" office:value="42.329224" calcext:value-type="float">
            <text:p>42,3</text:p>
          </table:table-cell>
          <table:table-cell office:value-type="float" office:value="95.503" calcext:value-type="float">
            <text:p>95,5</text:p>
          </table:table-cell>
          <table:table-cell office:value-type="float" office:value="95.063" calcext:value-type="float">
            <text:p>95,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760.044" calcext:value-type="float">
            <text:p>760,0</text:p>
          </table:table-cell>
          <table:table-cell office:value-type="float" office:value="27.889344" calcext:value-type="float">
            <text:p>27,9</text:p>
          </table:table-cell>
          <table:table-cell office:value-type="float" office:value="95.277" calcext:value-type="float">
            <text:p>95,3</text:p>
          </table:table-cell>
          <table:table-cell office:value-type="float" office:value="95.55" calcext:value-type="float">
            <text:p>95,6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table:style-name="ce6" office:value-type="float" office:value="638.412" calcext:value-type="float">
            <text:p>638,4</text:p>
          </table:table-cell>
          <table:table-cell table:style-name="ce6" office:value-type="float" office:value="23.987264" calcext:value-type="float">
            <text:p>24,0</text:p>
          </table:table-cell>
          <table:table-cell table:style-name="ce6" office:value-type="float" office:value="95.244" calcext:value-type="float">
            <text:p>95,2</text:p>
          </table:table-cell>
          <table:table-cell table:style-name="ce6" office:value-type="float" office:value="95.55" calcext:value-type="float">
            <text:p>95,6</text:p>
          </table:table-cell>
          <table:table-cell table:style-name="ce2"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table:style-name="ce6" office:value-type="float" office:value="322.572" calcext:value-type="float">
            <text:p>322,6</text:p>
          </table:table-cell>
          <table:table-cell table:style-name="ce6" office:value-type="float" office:value="12.022584" calcext:value-type="float">
            <text:p>12,0</text:p>
          </table:table-cell>
          <table:table-cell table:style-name="ce6" office:value-type="float" office:value="95.212" calcext:value-type="float">
            <text:p>95,2</text:p>
          </table:table-cell>
          <table:table-cell table:style-name="ce6" office:value-type="float" office:value="95.615" calcext:value-type="float">
            <text:p>95,6</text:p>
          </table:table-cell>
          <table:table-cell table:style-name="ce2"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0.75" calcext:value-type="float">
            <text:p>0,75</text:p>
          </table:table-cell>
          <table:table-cell table:style-name="ce6" office:value-type="float" office:value="228.716" calcext:value-type="float">
            <text:p>228,7</text:p>
          </table:table-cell>
          <table:table-cell table:style-name="ce6" office:value-type="float" office:value="9.008664" calcext:value-type="float">
            <text:p>9,0</text:p>
          </table:table-cell>
          <table:table-cell table:style-name="ce6" office:value-type="float" office:value="95.309" calcext:value-type="float">
            <text:p>95,3</text:p>
          </table:table-cell>
          <table:table-cell table:style-name="ce6" office:value-type="float" office:value="95.193" calcext:value-type="float">
            <text:p>95,2</text:p>
          </table:table-cell>
          <table:table-cell table:style-name="ce2"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0.75" calcext:value-type="float">
            <text:p>0,75</text:p>
          </table:table-cell>
          <table:table-cell table:style-name="ce6" office:value-type="float" office:value="89.836" calcext:value-type="float">
            <text:p>89,8</text:p>
          </table:table-cell>
          <table:table-cell table:style-name="ce6" office:value-type="float" office:value="4.575144" calcext:value-type="float">
            <text:p>4,6</text:p>
          </table:table-cell>
          <table:table-cell table:style-name="ce6" office:value-type="float" office:value="95.115" calcext:value-type="float">
            <text:p>95,1</text:p>
          </table:table-cell>
          <table:table-cell table:style-name="ce6" office:value-type="float" office:value="95.095" calcext:value-type="float">
            <text:p>95,1</text:p>
          </table:table-cell>
          <table:table-cell table:style-name="ce2"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3.324" calcext:value-type="float">
            <text:p>1803,3</text:p>
          </table:table-cell>
          <table:table-cell office:value-type="float" office:value="63.624168" calcext:value-type="float">
            <text:p>63,6</text:p>
          </table:table-cell>
          <table:table-cell office:value-type="float" office:value="95.47" calcext:value-type="float">
            <text:p>95,5</text:p>
          </table:table-cell>
          <table:table-cell office:value-type="float" office:value="95.87" calcext:value-type="float">
            <text:p>95,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6.46" calcext:value-type="float">
            <text:p>1406,5</text:p>
          </table:table-cell>
          <table:table-cell office:value-type="float" office:value="51.849288" calcext:value-type="float">
            <text:p>51,8</text:p>
          </table:table-cell>
          <table:table-cell office:value-type="float" office:value="95.47" calcext:value-type="float">
            <text:p>95,5</text:p>
          </table:table-cell>
          <table:table-cell office:value-type="float" office:value="95.55" calcext:value-type="float">
            <text:p>95,6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0.172" calcext:value-type="float">
            <text:p>740,2</text:p>
          </table:table-cell>
          <table:table-cell table:style-name="ce6" office:value-type="float" office:value="30.433608" calcext:value-type="float">
            <text:p>30,4</text:p>
          </table:table-cell>
          <table:table-cell office:value-type="float" office:value="95.5" calcext:value-type="float">
            <text:p>95,5</text:p>
          </table:table-cell>
          <table:table-cell office:value-type="float" office:value="95.51" calcext:value-type="float">
            <text:p>95,5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53.98" calcext:value-type="float">
            <text:p>554,0</text:p>
          </table:table-cell>
          <table:table-cell table:style-name="ce6" office:value-type="float" office:value="23.441688" calcext:value-type="float">
            <text:p>23,4</text:p>
          </table:table-cell>
          <table:table-cell office:value-type="float" office:value="95.6" calcext:value-type="float">
            <text:p>95,6</text:p>
          </table:table-cell>
          <table:table-cell office:value-type="float" office:value="95.81" calcext:value-type="float">
            <text:p>95,8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58.78" calcext:value-type="float">
            <text:p>258,8</text:p>
          </table:table-cell>
          <table:table-cell table:style-name="ce6" office:value-type="float" office:value="10.927368" calcext:value-type="float">
            <text:p>10,9</text:p>
          </table:table-cell>
          <table:table-cell office:value-type="float" office:value="95.18" calcext:value-type="float">
            <text:p>95,2</text:p>
          </table:table-cell>
          <table:table-cell office:value-type="float" office:value="94.86" calcext:value-type="float">
            <text:p>94,9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5.692" calcext:value-type="float">
            <text:p>85,7</text:p>
          </table:table-cell>
          <table:table-cell table:style-name="ce6" office:value-type="float" office:value="3.364488" calcext:value-type="float">
            <text:p>3,4</text:p>
          </table:table-cell>
          <table:table-cell office:value-type="float" office:value="95.3" calcext:value-type="float">
            <text:p>95,3</text:p>
          </table:table-cell>
          <table:table-cell office:value-type="float" office:value="94.54" calcext:value-type="float">
            <text:p>94,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2486.22" calcext:value-type="float">
            <text:p>2486,2</text:p>
          </table:table-cell>
          <table:table-cell office:value-type="float" office:value="89.832168" calcext:value-type="float">
            <text:p>89,8</text:p>
          </table:table-cell>
          <table:table-cell office:value-type="float" office:value="94.985" calcext:value-type="float">
            <text:p>95,0</text:p>
          </table:table-cell>
          <table:table-cell office:value-type="float" office:value="96.167" calcext:value-type="float">
            <text:p>96,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1871.276" calcext:value-type="float">
            <text:p>1871,3</text:p>
          </table:table-cell>
          <table:table-cell office:value-type="float" office:value="67.003648" calcext:value-type="float">
            <text:p>67,0</text:p>
          </table:table-cell>
          <table:table-cell office:value-type="float" office:value="95.438" calcext:value-type="float">
            <text:p>95,4</text:p>
          </table:table-cell>
          <table:table-cell office:value-type="float" office:value="96.362" calcext:value-type="float">
            <text:p>96,4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office:value-type="float" office:value="1199.484" calcext:value-type="float">
            <text:p>1199,5</text:p>
          </table:table-cell>
          <table:table-cell office:value-type="float" office:value="48.379328" calcext:value-type="float">
            <text:p>48,4</text:p>
          </table:table-cell>
          <table:table-cell office:value-type="float" office:value="95.341" calcext:value-type="float">
            <text:p>95,3</text:p>
          </table:table-cell>
          <table:table-cell office:value-type="float" office:value="95.777" calcext:value-type="float">
            <text:p>95,8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.25" calcext:value-type="float">
            <text:p>1,25</text:p>
          </table:table-cell>
          <table:table-cell office:value-type="float" office:value="494.78" calcext:value-type="float">
            <text:p>494,8</text:p>
          </table:table-cell>
          <table:table-cell office:value-type="float" office:value="19.647768" calcext:value-type="float">
            <text:p>19,6</text:p>
          </table:table-cell>
          <table:table-cell office:value-type="float" office:value="95.147" calcext:value-type="float">
            <text:p>95,1</text:p>
          </table:table-cell>
          <table:table-cell office:value-type="float" office:value="95.582" calcext:value-type="float">
            <text:p>95,6</text:p>
          </table:table-cell>
          <table:table-cell table:number-columns-repeated="53"/>
        </table:table-row>
        <table:table-row table:style-name="ro1">
          <table:table-cell table:style-name="ce2" table:number-columns-repeated="2"/>
          <table:table-cell table:number-columns-repeated="58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.25" calcext:value-type="float">
            <text:p>1,25</text:p>
          </table:table-cell>
          <table:table-cell office:value-type="float" office:value="349.756" calcext:value-type="float">
            <text:p>349,8</text:p>
          </table:table-cell>
          <table:table-cell office:value-type="float" office:value="14.997408" calcext:value-type="float">
            <text:p>15,0</text:p>
          </table:table-cell>
          <table:table-cell office:value-type="float" office:value="95.244" calcext:value-type="float">
            <text:p>95,2</text:p>
          </table:table-cell>
          <table:table-cell office:value-type="float" office:value="95.225" calcext:value-type="float">
            <text:p>95,2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rad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.25" calcext:value-type="float">
            <text:p>1,25</text:p>
          </table:table-cell>
          <table:table-cell office:value-type="float" office:value="137.852" calcext:value-type="float">
            <text:p>137,9</text:p>
          </table:table-cell>
          <table:table-cell office:value-type="float" office:value="5.170448" calcext:value-type="float">
            <text:p>5,2</text:p>
          </table:table-cell>
          <table:table-cell office:value-type="float" office:value="95.438" calcext:value-type="float">
            <text:p>95,4</text:p>
          </table:table-cell>
          <table:table-cell office:value-type="float" office:value="95.485" calcext:value-type="float">
            <text:p>95,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llo_edge_ds_cnn</text:p>
          </table:table-cell>
          <table:table-cell table:number-columns-repeated="2"/>
          <table:table-cell office:value-type="float" office:value="497.6" calcext:value-type="float">
            <text:p>497,6</text:p>
          </table:table-cell>
          <table:table-cell office:value-type="float" office:value="56.9" calcext:value-type="float">
            <text:p>56,9</text:p>
          </table:table-cell>
          <table:table-cell office:value-type="float" office:value="94.3" calcext:value-type="float">
            <text:p>94,3</text:p>
          </table:table-cell>
          <table:table-cell office:value-type="float" office:value="95.4" calcext:value-type="float">
            <text:p>95,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llo_edge_ds_cnn</text:p>
          </table:table-cell>
          <table:table-cell table:number-columns-repeated="2"/>
          <table:table-cell office:value-type="float" office:value="189.2" calcext:value-type="float">
            <text:p>189,2</text:p>
          </table:table-cell>
          <table:table-cell office:value-type="float" office:value="19.8" calcext:value-type="float">
            <text:p>19,8</text:p>
          </table:table-cell>
          <table:table-cell office:value-type="float" office:value="94.2" calcext:value-type="float">
            <text:p>94,2</text:p>
          </table:table-cell>
          <table:table-cell office:value-type="float" office:value="94.9" calcext:value-type="float">
            <text:p>94,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llo_edge_ds_cnn</text:p>
          </table:table-cell>
          <table:table-cell table:number-columns-repeated="2"/>
          <table:table-cell office:value-type="float" office:value="38.6" calcext:value-type="float">
            <text:p>38,6</text:p>
          </table:table-cell>
          <table:table-cell office:value-type="float" office:value="5.4" calcext:value-type="float">
            <text:p>5,4</text:p>
          </table:table-cell>
          <table:table-cell office:value-type="float" office:value="93.6" calcext:value-type="float">
            <text:p>93,6</text:p>
          </table:table-cell>
          <table:table-cell office:value-type="float" office:value="94.4" calcext:value-type="float">
            <text:p>94,4</text:p>
          </table:table-cell>
          <table:table-cell table:number-columns-repeated="53"/>
        </table:table-row>
        <table:table-row table:style-name="ro1" table:number-rows-repeated="24"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5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8"/>
          <table:table-cell table:style-name="Default"/>
          <table:table-cell table:number-columns-repeated="53"/>
        </table:table-row>
      </table:table>
      <table:named-expressions/>
      <table:database-ranges>
        <table:database-range table:name="__Anonymous_Sheet_DB__0" table:target-range-address="Sheet1.B3:Sheet1.E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 number:title="User-defined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text-style style:name="N111" number:title="User-defined">
      <number:text-content/>
      <number:text>M</number:text>
    </number:text-style>
    <number:text-style style:name="N112" number:title="User-defined">
      <number:text-content/>
      <number:text>[M]</number:text>
    </number:text-style>
    <number:text-style style:name="N113" number:title="User-defined">
      <number:number number:min-integer-digits="1"/>
      <number:text> M</number:text>
      <number:text-content/>
    </number:text-style>
    <number:text-style style:name="N114" number:title="User-defined">
      <number:text>M</number:text>
      <number:text-content/>
    </number:text-style>
    <number:text-style style:name="N115" number:title="User-defined">
      <number:text># M</number:text>
      <number:text-content/>
    </number:text-style>
    <number:number-style style:name="N116" number:title="User-defined">
      <number:number number:decimal-places="0" loext:min-decimal-places="0" number:min-integer-digits="0" number:grouping="true"/>
      <number:text> m</number:text>
    </number:number-style>
    <number:number-style style:name="N117" number:title="User-defined">
      <number:number number:decimal-places="0" loext:min-decimal-places="0" number:min-integer-digits="0"/>
      <number:text> M</number:text>
    </number:number-style>
    <number:number-style style:name="N118" number:title="User-defined">
      <number:number number:decimal-places="0" loext:min-decimal-places="0" number:min-integer-digits="1"/>
      <number:text> k</number:text>
    </number:number-style>
    <number:number-style style:name="N119">
      <number:number number:decimal-places="0" loext:min-decimal-places="0" number:min-integer-digits="1"/>
      <number:text> "k"</number:text>
    </number:number-style>
    <number:number-style style:name="N120">
      <number:number number:decimal-places="0" loext:min-decimal-places="0" number:min-integer-digits="1"/>
      <number:text> M</number:text>
    </number:number-style>
    <number:text-style style:name="N121">
      <number:text>0</number:text>
      <number:text-content/>
      <number:text>k, 1 bit</number:text>
    </number:text-style>
    <number:text-style style:name="N122">
      <number:text-content/>
      <number:text> k, 1 bit</number:text>
    </number:text-style>
    <number:text-style style:name="N123">
      <number:text>0</number:text>
      <number:text-content/>
      <number:text>k</number:text>
    </number:text-style>
    <number:number-style style:name="N124" number:title="User-defined">
      <number:number number:decimal-places="0" loext:min-decimal-places="0" number:min-integer-digits="1"/>
      <number:text>k</number:text>
    </number:number-style>
    <number:number-style style:name="N125" number:title="User-defined">
      <number:number number:decimal-places="0" loext:min-decimal-places="0" number:min-integer-digits="1"/>
      <number:text>k, 1 bit</number:text>
    </number:number-style>
    <number:number-style style:name="N126">
      <number:number number:decimal-places="0" loext:min-decimal-places="0" number:min-integer-digits="1"/>
      <number:text> k, 1 bit</number:text>
    </number:number-style>
    <number:number-style style:name="N127">
      <number:number number:decimal-places="1" loext:min-decimal-places="1" number:min-integer-digits="1"/>
      <number:text> k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.00.0000</text:date>, <text:time style:data-style-name="N2" text:time-value="17:53:38.745718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5:26:53.385840785</meta:creation-date>
    <dc:date>2020-07-20T18:43:49.342262951</dc:date>
    <meta:editing-duration>PT8H22M23S</meta:editing-duration>
    <meta:editing-cycles>47</meta:editing-cycles>
    <meta:generator>LibreOffice/6.4.5.2$Linux_X86_64 LibreOffice_project/40$Build-2</meta:generator>
    <meta:document-statistic meta:table-count="1" meta:cell-count="14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94" chart:maximum="9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aw:opacity="50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579d1c" draw:opacity="50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ff420e" draw:opacity="5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44cm" svg:height="12.387cm" xlink:href=".." xlink:type="simple" chart:class="chart:bubble" chart:style-name="ch1">
        <chart:legend chart:legend-position="end" svg:x="24.285cm" svg:y="4.686cm" style:legend-expansion="custom" chartooo:width="3.658cm" chartooo:height="2.933cm" style:legend-expansion-aspect-ratio="1.2471871803614" chart:style-name="ch2"/>
        <chart:plot-area chart:style-name="ch3" table:cell-range-address="Sheet1.D3:Sheet1.E8 Sheet1.G3:Sheet1.G24 Sheet1.D9:Sheet1.D24" chart:data-source-has-labels="row" svg:x="2.475cm" svg:y="0.547cm" svg:width="22.025cm" svg:height="11.02cm">
          <chartooo:coordinate-region svg:x="3.387cm" svg:y="0.746cm" svg:width="20.688cm" svg:height="10.174cm"/>
          <chart:axis chart:dimension="x" chart:name="primary-x" chart:style-name="ch4">
            <chart:title svg:x="12.651cm" svg:y="11.606cm" chart:style-name="ch5">
              <text:p>Operations [M]</text:p>
            </chart:title>
          </chart:axis>
          <chart:axis chart:dimension="y" chart:name="primary-y" chart:style-name="ch6">
            <chart:title svg:x="1.357cm" svg:y="7.384cm" chart:style-name="ch7">
              <text:p>Test Accuracy [%]</text:p>
            </chart:title>
            <chart:grid chart:style-name="ch8" chart:class="major"/>
          </chart:axis>
          <chart:series chart:style-name="ch9" chart:values-cell-range-address="Sheet1.D3:Sheet1.D8" loext:label-string="wm_0_75" chart:class="chart:bubble">
            <chart:domain table:cell-range-address="Sheet1.G3:Sheet1.G8"/>
            <chart:domain table:cell-range-address="Sheet1.E3:Sheet1.E8"/>
            <chart:data-point chart:repeated="6"/>
          </chart:series>
          <chart:series chart:style-name="ch10" chart:values-cell-range-address="Sheet1.D9:Sheet1.D14" loext:label-string="wm_1" chart:class="chart:bubble">
            <chart:domain table:cell-range-address="Sheet1.G9:Sheet1.G14"/>
            <chart:domain table:cell-range-address="Sheet1.E9:Sheet1.E14"/>
            <chart:data-point chart:repeated="6"/>
          </chart:series>
          <chart:series chart:style-name="ch11" chart:values-cell-range-address="Sheet1.D15:Sheet1.D21" loext:label-string="wm_1_25" chart:class="chart:bubble">
            <chart:domain table:cell-range-address="Sheet1.G15:Sheet1.G21"/>
            <chart:domain table:cell-range-address="Sheet1.E15:Sheet1.E21"/>
            <chart:data-point chart:repeated="7"/>
          </chart:series>
          <chart:series chart:style-name="ch12" chart:values-cell-range-address="Sheet1.D22:Sheet1.D24" loext:label-string="hello_edge" chart:class="chart:bubble">
            <chart:domain table:cell-range-address="Sheet1.G22:Sheet1.G24"/>
            <chart:domain table:cell-range-address="Sheet1.E22:Sheet1.E2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wm_0_75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wm_1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wm_1_25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hello_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329224">
                <text:p>42.329224</text:p>
                <draw:g>
                  <svg:desc>Sheet1.E3:Sheet1.E8</svg:desc>
                </draw:g>
              </table:table-cell>
              <table:table-cell office:value-type="float" office:value="95.063">
                <text:p>95.063</text:p>
                <draw:g>
                  <svg:desc>Sheet1.G3:Sheet1.G8</svg:desc>
                </draw:g>
              </table:table-cell>
              <table:table-cell office:value-type="float" office:value="1209.724">
                <text:p>1209.724</text:p>
                <draw:g>
                  <svg:desc>Sheet1.D3:Sheet1.D8</svg:desc>
                </draw:g>
              </table:table-cell>
              <table:table-cell office:value-type="float" office:value="63.624168">
                <text:p>63.624168</text:p>
                <draw:g>
                  <svg:desc>Sheet1.E9:Sheet1.E14</svg:desc>
                </draw:g>
              </table:table-cell>
              <table:table-cell office:value-type="float" office:value="95.87">
                <text:p>95.87</text:p>
                <draw:g>
                  <svg:desc>Sheet1.G9:Sheet1.G14</svg:desc>
                </draw:g>
              </table:table-cell>
              <table:table-cell office:value-type="float" office:value="1803.324">
                <text:p>1803.324</text:p>
                <draw:g>
                  <svg:desc>Sheet1.D9:Sheet1.D14</svg:desc>
                </draw:g>
              </table:table-cell>
              <table:table-cell office:value-type="float" office:value="89.832168">
                <text:p>89.832168</text:p>
                <draw:g>
                  <svg:desc>Sheet1.E15:Sheet1.E21</svg:desc>
                </draw:g>
              </table:table-cell>
              <table:table-cell office:value-type="float" office:value="96.167">
                <text:p>96.167</text:p>
                <draw:g>
                  <svg:desc>Sheet1.G15:Sheet1.G21</svg:desc>
                </draw:g>
              </table:table-cell>
              <table:table-cell office:value-type="float" office:value="2486.22">
                <text:p>2486.22</text:p>
                <draw:g>
                  <svg:desc>Sheet1.D15:Sheet1.D21</svg:desc>
                </draw:g>
              </table:table-cell>
              <table:table-cell office:value-type="float" office:value="56.9">
                <text:p>56.9</text:p>
                <draw:g>
                  <svg:desc>Sheet1.E22:Sheet1.E24</svg:desc>
                </draw:g>
              </table:table-cell>
              <table:table-cell office:value-type="float" office:value="95.4">
                <text:p>95.4</text:p>
                <draw:g>
                  <svg:desc>Sheet1.G22:Sheet1.G24</svg:desc>
                </draw:g>
              </table:table-cell>
              <table:table-cell office:value-type="float" office:value="497.6">
                <text:p>497.6</text:p>
                <draw:g>
                  <svg:desc>Sheet1.D22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889344">
                <text:p>27.889344</text:p>
              </table:table-cell>
              <table:table-cell office:value-type="float" office:value="95.55">
                <text:p>95.55</text:p>
              </table:table-cell>
              <table:table-cell office:value-type="float" office:value="760.044">
                <text:p>760.044</text:p>
              </table:table-cell>
              <table:table-cell office:value-type="float" office:value="51.849288">
                <text:p>51.849288</text:p>
              </table:table-cell>
              <table:table-cell office:value-type="float" office:value="95.55">
                <text:p>95.55</text:p>
              </table:table-cell>
              <table:table-cell office:value-type="float" office:value="1406.46">
                <text:p>1406.46</text:p>
              </table:table-cell>
              <table:table-cell office:value-type="float" office:value="67.003648">
                <text:p>67.003648</text:p>
              </table:table-cell>
              <table:table-cell office:value-type="float" office:value="96.362">
                <text:p>96.362</text:p>
              </table:table-cell>
              <table:table-cell office:value-type="float" office:value="1871.276">
                <text:p>1871.276</text:p>
              </table:table-cell>
              <table:table-cell office:value-type="float" office:value="19.8">
                <text:p>19.8</text:p>
              </table:table-cell>
              <table:table-cell office:value-type="float" office:value="94.9">
                <text:p>94.9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987264">
                <text:p>23.987264</text:p>
              </table:table-cell>
              <table:table-cell office:value-type="float" office:value="95.55">
                <text:p>95.55</text:p>
              </table:table-cell>
              <table:table-cell office:value-type="float" office:value="638.412">
                <text:p>638.412</text:p>
              </table:table-cell>
              <table:table-cell office:value-type="float" office:value="30.433608">
                <text:p>30.433608</text:p>
              </table:table-cell>
              <table:table-cell office:value-type="float" office:value="95.51">
                <text:p>95.51</text:p>
              </table:table-cell>
              <table:table-cell office:value-type="float" office:value="740.172">
                <text:p>740.172</text:p>
              </table:table-cell>
              <table:table-cell office:value-type="float" office:value="48.379328">
                <text:p>48.379328</text:p>
              </table:table-cell>
              <table:table-cell office:value-type="float" office:value="95.777">
                <text:p>95.777</text:p>
              </table:table-cell>
              <table:table-cell office:value-type="float" office:value="1199.484">
                <text:p>1199.484</text:p>
              </table:table-cell>
              <table:table-cell office:value-type="float" office:value="5.4">
                <text:p>5.4</text:p>
              </table:table-cell>
              <table:table-cell office:value-type="float" office:value="94.4">
                <text:p>94.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22584">
                <text:p>12.022584</text:p>
              </table:table-cell>
              <table:table-cell office:value-type="float" office:value="95.615">
                <text:p>95.615</text:p>
              </table:table-cell>
              <table:table-cell office:value-type="float" office:value="322.572">
                <text:p>322.572</text:p>
              </table:table-cell>
              <table:table-cell office:value-type="float" office:value="23.441688">
                <text:p>23.441688</text:p>
              </table:table-cell>
              <table:table-cell office:value-type="float" office:value="95.81">
                <text:p>95.81</text:p>
              </table:table-cell>
              <table:table-cell office:value-type="float" office:value="553.98">
                <text:p>553.98</text:p>
              </table:table-cell>
              <table:table-cell office:value-type="float" office:value="19.647768">
                <text:p>19.647768</text:p>
              </table:table-cell>
              <table:table-cell office:value-type="float" office:value="95.582">
                <text:p>95.582</text:p>
              </table:table-cell>
              <table:table-cell office:value-type="float" office:value="494.78">
                <text:p>494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08664">
                <text:p>9.008664</text:p>
              </table:table-cell>
              <table:table-cell office:value-type="float" office:value="95.193">
                <text:p>95.193</text:p>
              </table:table-cell>
              <table:table-cell office:value-type="float" office:value="228.716">
                <text:p>228.716</text:p>
              </table:table-cell>
              <table:table-cell office:value-type="float" office:value="10.927368">
                <text:p>10.927368</text:p>
              </table:table-cell>
              <table:table-cell office:value-type="float" office:value="94.86">
                <text:p>94.86</text:p>
              </table:table-cell>
              <table:table-cell office:value-type="float" office:value="258.78">
                <text:p>25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5144">
                <text:p>4.575144</text:p>
              </table:table-cell>
              <table:table-cell office:value-type="float" office:value="95.095">
                <text:p>95.095</text:p>
              </table:table-cell>
              <table:table-cell office:value-type="float" office:value="89.836">
                <text:p>89.836</text:p>
              </table:table-cell>
              <table:table-cell office:value-type="float" office:value="3.364488">
                <text:p>3.364488</text:p>
              </table:table-cell>
              <table:table-cell office:value-type="float" office:value="94.54">
                <text:p>94.54</text:p>
              </table:table-cell>
              <table:table-cell office:value-type="float" office:value="85.692">
                <text:p>85.692</text:p>
              </table:table-cell>
              <table:table-cell office:value-type="float" office:value="14.997408">
                <text:p>14.997408</text:p>
              </table:table-cell>
              <table:table-cell office:value-type="float" office:value="95.225">
                <text:p>95.225</text:p>
              </table:table-cell>
              <table:table-cell office:value-type="float" office:value="349.756">
                <text:p>349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0448">
                <text:p>5.170448</text:p>
              </table:table-cell>
              <table:table-cell office:value-type="float" office:value="95.485">
                <text:p>95.485</text:p>
              </table:table-cell>
              <table:table-cell office:value-type="float" office:value="137.852">
                <text:p>137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09" number:title="User-defined">
      <number:number number:decimal-places="1" loext:min-decimal-places="1" number:min-integer-digits="1"/>
    </number:number-style>
    <number:number-style style:name="N117" number:title="User-defined">
      <number:number number:decimal-places="0" loext:min-decimal-places="0" number:min-integer-digits="0"/>
      <number:text> M</number:text>
    </number:number-style>
    <number:number-style style:name="N118" number:title="User-defined">
      <number:number number:decimal-places="0" loext:min-decimal-places="0" number:min-integer-digits="1"/>
      <number:text> k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17">
      <style:chart-properties chart:display-label="true" chart:tick-marks-major-inner="true" chart:tick-marks-major-outer="true" chart:tick-marks-minor-inner="true" chart:tick-marks-minor-outer="false" chart:logarithmic="true" chart:minimum="1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4" style:family="chart">
      <style:chart-properties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94" chart:maximum="97" chart:origin="0" chart:interval-major="1" chart:interval-minor-divisor="4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109">
      <style:chart-properties chart:link-data-style-to-source="true"/>
      <style:graphic-properties draw:stroke="none" draw:fill-color="#000000" draw:opacity="50%"/>
      <style:text-properties fo:font-size="10pt" style:font-size-asian="10pt" style:font-size-complex="10pt"/>
    </style:style>
    <style:style style:name="ch10" style:family="chart" style:data-style-name="N118">
      <style:chart-properties chart:solid-type="cuboid" chart:link-data-style-to-source="false" chart:data-label-number="value" chart:data-label-text="false" chart:data-label-symbol="false"/>
      <style:text-properties fo:font-family="'Times New Roman'" style:font-style-name="Regular" style:font-family-generic="roman" fo:font-size="12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853cm" svg:height="12cm" xlink:href=".." xlink:type="simple" chart:class="chart:bubble" chart:style-name="ch1">
        <chart:plot-area chart:style-name="ch2" table:cell-range-address="Sheet1.D3:Sheet1.E8 Sheet1.G3:Sheet1.G21 Sheet1.D9:Sheet1.D21" chart:data-source-has-labels="row" svg:x="1.016cm" svg:y="0.211cm" svg:width="28.027cm" svg:height="10.959cm">
          <chartooo:coordinate-region svg:x="1.69cm" svg:y="0.437cm" svg:width="27.353cm" svg:height="10.033cm"/>
          <chart:axis chart:dimension="x" chart:name="primary-x" chart:style-name="ch3">
            <chart:title svg:x="14.457cm" svg:y="11.094cm" chart:style-name="ch4">
              <text:p>#operations</text:p>
            </chart:title>
            <chart:grid chart:style-name="ch5" chart:class="major"/>
          </chart:axis>
          <chart:axis chart:dimension="y" chart:name="primary-y" chart:style-name="ch6">
            <chart:title svg:x="0.186cm" svg:y="7.066cm" chart:style-name="ch7">
              <text:p>Test Accuracy (%)</text:p>
            </chart:title>
            <chart:grid chart:style-name="ch5" chart:class="major"/>
            <chart:grid chart:style-name="ch8" chart:class="minor"/>
          </chart:axis>
          <chart:series chart:style-name="ch9" chart:values-cell-range-address="Sheet1.D3:Sheet1.D8" loext:label-string="our_wm075" chart:class="chart:bubble">
            <chart:domain table:cell-range-address="Sheet1.G3:Sheet1.G8"/>
            <chart:domain table:cell-range-address="Sheet1.E3:Sheet1.E8"/>
            <chart:data-point chart:repeated="3"/>
            <chart:data-point chart:style-name="ch10"/>
            <chart:data-point chart:repeated="2"/>
          </chart:series>
          <chart:series chart:style-name="ch9" chart:values-cell-range-address="Sheet1.D9:Sheet1.D14" loext:label-string="our_wm1" chart:class="chart:bubble">
            <chart:domain table:cell-range-address="Sheet1.G9:Sheet1.G14"/>
            <chart:domain table:cell-range-address="Sheet1.E9:Sheet1.E14"/>
            <chart:data-point chart:repeated="3"/>
            <chart:data-point chart:style-name="ch10"/>
            <chart:data-point/>
            <chart:data-point chart:style-name="ch10"/>
          </chart:series>
          <chart:series chart:style-name="ch9" chart:values-cell-range-address="Sheet1.D15:Sheet1.D21" loext:label-string="our_wm125" chart:class="chart:bubble">
            <chart:domain table:cell-range-address="Sheet1.G15:Sheet1.G21"/>
            <chart:domain table:cell-range-address="Sheet1.E15:Sheet1.E21"/>
            <chart:data-point/>
            <chart:data-point chart:style-name="ch10"/>
            <chart:data-point chart:style-name="ch11"/>
            <chart:data-point chart:repeated="2"/>
            <chart:data-point chart:style-name="ch10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ur_wm075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ur_wm1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ur_wm1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329224">
                <text:p>42.329224</text:p>
                <draw:g>
                  <svg:desc>Sheet1.E3:Sheet1.E8</svg:desc>
                </draw:g>
              </table:table-cell>
              <table:table-cell office:value-type="float" office:value="95.063">
                <text:p>95.063</text:p>
                <draw:g>
                  <svg:desc>Sheet1.G3:Sheet1.G8</svg:desc>
                </draw:g>
              </table:table-cell>
              <table:table-cell office:value-type="float" office:value="1209.724">
                <text:p>1209.724</text:p>
                <draw:g>
                  <svg:desc>Sheet1.D3:Sheet1.D8</svg:desc>
                </draw:g>
              </table:table-cell>
              <table:table-cell office:value-type="float" office:value="63.624168">
                <text:p>63.624168</text:p>
                <draw:g>
                  <svg:desc>Sheet1.E9:Sheet1.E14</svg:desc>
                </draw:g>
              </table:table-cell>
              <table:table-cell office:value-type="float" office:value="95.87">
                <text:p>95.87</text:p>
                <draw:g>
                  <svg:desc>Sheet1.G9:Sheet1.G14</svg:desc>
                </draw:g>
              </table:table-cell>
              <table:table-cell office:value-type="float" office:value="1803.324">
                <text:p>1803.324</text:p>
                <draw:g>
                  <svg:desc>Sheet1.D9:Sheet1.D14</svg:desc>
                </draw:g>
              </table:table-cell>
              <table:table-cell office:value-type="float" office:value="89.832168">
                <text:p>89.832168</text:p>
                <draw:g>
                  <svg:desc>Sheet1.E15:Sheet1.E21</svg:desc>
                </draw:g>
              </table:table-cell>
              <table:table-cell office:value-type="float" office:value="96.167">
                <text:p>96.167</text:p>
                <draw:g>
                  <svg:desc>Sheet1.G15:Sheet1.G21</svg:desc>
                </draw:g>
              </table:table-cell>
              <table:table-cell office:value-type="float" office:value="2486.22">
                <text:p>2486.22</text:p>
                <draw:g>
                  <svg:desc>Sheet1.D15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889344">
                <text:p>27.889344</text:p>
              </table:table-cell>
              <table:table-cell office:value-type="float" office:value="95.55">
                <text:p>95.55</text:p>
              </table:table-cell>
              <table:table-cell office:value-type="float" office:value="760.044">
                <text:p>760.044</text:p>
              </table:table-cell>
              <table:table-cell office:value-type="float" office:value="51.849288">
                <text:p>51.849288</text:p>
              </table:table-cell>
              <table:table-cell office:value-type="float" office:value="95.55">
                <text:p>95.55</text:p>
              </table:table-cell>
              <table:table-cell office:value-type="float" office:value="1406.46">
                <text:p>1406.46</text:p>
              </table:table-cell>
              <table:table-cell office:value-type="float" office:value="67.003648">
                <text:p>67.003648</text:p>
              </table:table-cell>
              <table:table-cell office:value-type="float" office:value="96.362">
                <text:p>96.362</text:p>
              </table:table-cell>
              <table:table-cell office:value-type="float" office:value="1871.276">
                <text:p>1871.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987264">
                <text:p>23.987264</text:p>
              </table:table-cell>
              <table:table-cell office:value-type="float" office:value="95.55">
                <text:p>95.55</text:p>
              </table:table-cell>
              <table:table-cell office:value-type="float" office:value="638.412">
                <text:p>638.412</text:p>
              </table:table-cell>
              <table:table-cell office:value-type="float" office:value="30.433608">
                <text:p>30.433608</text:p>
              </table:table-cell>
              <table:table-cell office:value-type="float" office:value="95.51">
                <text:p>95.51</text:p>
              </table:table-cell>
              <table:table-cell office:value-type="float" office:value="740.172">
                <text:p>740.172</text:p>
              </table:table-cell>
              <table:table-cell office:value-type="float" office:value="48.379328">
                <text:p>48.379328</text:p>
              </table:table-cell>
              <table:table-cell office:value-type="float" office:value="95.777">
                <text:p>95.777</text:p>
              </table:table-cell>
              <table:table-cell office:value-type="float" office:value="1199.484">
                <text:p>1199.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22584">
                <text:p>12.022584</text:p>
              </table:table-cell>
              <table:table-cell office:value-type="float" office:value="95.615">
                <text:p>95.615</text:p>
              </table:table-cell>
              <table:table-cell office:value-type="float" office:value="322.572">
                <text:p>322.572</text:p>
              </table:table-cell>
              <table:table-cell office:value-type="float" office:value="23.441688">
                <text:p>23.441688</text:p>
              </table:table-cell>
              <table:table-cell office:value-type="float" office:value="95.81">
                <text:p>95.81</text:p>
              </table:table-cell>
              <table:table-cell office:value-type="float" office:value="553.98">
                <text:p>553.98</text:p>
              </table:table-cell>
              <table:table-cell office:value-type="float" office:value="19.647768">
                <text:p>19.647768</text:p>
              </table:table-cell>
              <table:table-cell office:value-type="float" office:value="95.582">
                <text:p>95.582</text:p>
              </table:table-cell>
              <table:table-cell office:value-type="float" office:value="494.78">
                <text:p>494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08664">
                <text:p>9.008664</text:p>
              </table:table-cell>
              <table:table-cell office:value-type="float" office:value="95.193">
                <text:p>95.193</text:p>
              </table:table-cell>
              <table:table-cell office:value-type="float" office:value="228.716">
                <text:p>228.716</text:p>
              </table:table-cell>
              <table:table-cell office:value-type="float" office:value="10.927368">
                <text:p>10.927368</text:p>
              </table:table-cell>
              <table:table-cell office:value-type="float" office:value="94.86">
                <text:p>94.86</text:p>
              </table:table-cell>
              <table:table-cell office:value-type="float" office:value="258.78">
                <text:p>25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5144">
                <text:p>4.575144</text:p>
              </table:table-cell>
              <table:table-cell office:value-type="float" office:value="95.095">
                <text:p>95.095</text:p>
              </table:table-cell>
              <table:table-cell office:value-type="float" office:value="89.836">
                <text:p>89.836</text:p>
              </table:table-cell>
              <table:table-cell office:value-type="float" office:value="3.364488">
                <text:p>3.364488</text:p>
              </table:table-cell>
              <table:table-cell office:value-type="float" office:value="94.54">
                <text:p>94.54</text:p>
              </table:table-cell>
              <table:table-cell office:value-type="float" office:value="85.692">
                <text:p>85.692</text:p>
              </table:table-cell>
              <table:table-cell office:value-type="float" office:value="14.997408">
                <text:p>14.997408</text:p>
              </table:table-cell>
              <table:table-cell office:value-type="float" office:value="95.225">
                <text:p>95.225</text:p>
              </table:table-cell>
              <table:table-cell office:value-type="float" office:value="349.756">
                <text:p>349.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0448">
                <text:p>5.170448</text:p>
              </table:table-cell>
              <table:table-cell office:value-type="float" office:value="95.485">
                <text:p>95.485</text:p>
              </table:table-cell>
              <table:table-cell office:value-type="float" office:value="137.852">
                <text:p>137.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09" number:title="User-defined">
      <number:number number:decimal-places="1" loext:min-decimal-places="1" number:min-integer-digits="1"/>
    </number:number-style>
    <number:number-style style:name="N118" number:title="User-defined">
      <number:number number:decimal-places="0" loext:min-decimal-places="0" number:min-integer-digits="1"/>
      <number:text> k</number:text>
    </number:number-style>
    <number:number-style style:name="N120">
      <number:number number:decimal-places="0" loext:min-decimal-places="0" number:min-integer-digits="1"/>
      <number:text> M</number:text>
    </number:number-style>
    <number:number-style style:name="N126">
      <number:number number:decimal-places="0" loext:min-decimal-places="0" number:min-integer-digits="1"/>
      <number:text> k, 1 bit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20">
      <style:chart-properties chart:display-label="true" chart:tick-marks-major-inner="true" chart:tick-marks-major-outer="true" chart:tick-marks-minor-inner="true" chart:tick-marks-minor-outer="false" chart:logarithmic="false" chart:minimum="0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4" style:family="chart">
      <style:chart-properties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5" style:family="chart" style:data-style-name="N1">
      <style:chart-properties chart:display-label="true" chart:logarithmic="false" chart:minimum="94" chart:maximum="97" chart:origin="0" chart:interval-major="1" chart:interval-minor-divisor="4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9">
      <style:chart-properties chart:link-data-style-to-source="true" chart:label-position="top"/>
      <style:graphic-properties draw:stroke="none" draw:fill-color="#000000" draw:opacity="50%"/>
      <style:text-properties fo:font-family="'Times New Roman'" style:font-style-name="Regular" style:font-family-generic="roman" fo:font-size="12pt" style:font-size-asian="10pt" style:font-size-complex="10pt"/>
    </style:style>
    <style:style style:name="ch10" style:family="chart" style:data-style-name="N118">
      <style:chart-properties chart:solid-type="cuboid" chart:link-data-style-to-source="false" chart:data-label-number="value" chart:data-label-text="false" chart:data-label-symbol="false"/>
    </style:style>
    <style:style style:name="ch11" style:family="chart" style:data-style-name="N118">
      <style:chart-properties chart:link-data-style-to-source="true" chart:label-position="top"/>
      <style:graphic-properties draw:stroke="none" draw:fill-color="#000000" draw:opacity="50%"/>
      <style:text-properties fo:font-size="10pt" style:font-size-asian="10pt" style:font-size-complex="10pt"/>
    </style:style>
    <style:style style:name="ch12" style:family="chart">
      <style:chart-properties chart:solid-type="cuboid" chart:link-data-style-to-source="false" chart:data-label-number="value" chart:data-label-text="false" chart:data-label-symbol="false"/>
      <style:text-properties fo:font-family="'Times New Roman'" style:font-style-name="Regular" style:font-family-generic="roman" fo:font-size="12pt"/>
    </style:style>
    <style:style style:name="ch13" style:family="chart" style:data-style-name="N126">
      <style:chart-properties chart:solid-type="cuboid" chart:link-data-style-to-source="false" chart:data-label-number="value" chart:data-label-text="false" chart:data-label-symbol="fals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9cm" svg:height="13.586cm" xlink:href=".." xlink:type="simple" chart:class="chart:bubble" chart:style-name="ch1">
        <chart:plot-area chart:style-name="ch2" table:cell-range-address="Sheet1.D3:Sheet1.E8 Sheet1.G3:Sheet1.G21 Sheet1.D9:Sheet1.D21" chart:data-source-has-labels="row" svg:x="0.994cm" svg:y="0.264cm" svg:width="18.573cm" svg:height="12.069cm">
          <chartooo:coordinate-region svg:x="1.668cm" svg:y="0.49cm" svg:width="17.342cm" svg:height="11.143cm"/>
          <chart:axis chart:dimension="x" chart:name="primary-x" chart:style-name="ch3">
            <chart:title svg:x="9.176cm" svg:y="12.447cm" chart:style-name="ch4">
              <text:p>#operations</text:p>
            </chart:title>
          </chart:axis>
          <chart:axis chart:dimension="y" chart:name="primary-y" chart:style-name="ch5">
            <chart:title svg:x="0.177cm" svg:y="7.448cm" chart:style-name="ch6">
              <text:p>Test Accuracy (%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D3:Sheet1.D8" loext:label-string="our_wm075" chart:class="chart:bubble">
            <chart:domain table:cell-range-address="Sheet1.G3:Sheet1.G8"/>
            <chart:domain table:cell-range-address="Sheet1.E3:Sheet1.E8"/>
            <chart:data-point chart:repeated="3"/>
            <chart:data-point chart:style-name="ch10"/>
            <chart:data-point chart:repeated="2"/>
          </chart:series>
          <chart:series chart:style-name="ch11" chart:values-cell-range-address="Sheet1.D9:Sheet1.D14" loext:label-string="our_wm1" chart:class="chart:bubble">
            <chart:domain table:cell-range-address="Sheet1.G9:Sheet1.G14"/>
            <chart:domain table:cell-range-address="Sheet1.E9:Sheet1.E14"/>
            <chart:data-point chart:repeated="3"/>
            <chart:data-point chart:style-name="ch12"/>
            <chart:data-point/>
            <chart:data-point chart:style-name="ch12"/>
          </chart:series>
          <chart:series chart:style-name="ch9" chart:values-cell-range-address="Sheet1.D15:Sheet1.D21" loext:label-string="our_wm125" chart:class="chart:bubble">
            <chart:domain table:cell-range-address="Sheet1.G15:Sheet1.G21"/>
            <chart:domain table:cell-range-address="Sheet1.E15:Sheet1.E21"/>
            <chart:data-point chart:style-name="ch10" chart:repeated="3"/>
            <chart:data-point/>
            <chart:data-point chart:style-name="ch13"/>
            <chart:data-point chart:style-name="ch10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ur_wm075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ur_wm1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ur_wm1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329224">
                <text:p>42.329224</text:p>
                <draw:g>
                  <svg:desc>Sheet1.E3:Sheet1.E8</svg:desc>
                </draw:g>
              </table:table-cell>
              <table:table-cell office:value-type="float" office:value="95.063">
                <text:p>95.063</text:p>
                <draw:g>
                  <svg:desc>Sheet1.G3:Sheet1.G8</svg:desc>
                </draw:g>
              </table:table-cell>
              <table:table-cell office:value-type="float" office:value="1209.724">
                <text:p>1209.724</text:p>
                <draw:g>
                  <svg:desc>Sheet1.D3:Sheet1.D8</svg:desc>
                </draw:g>
              </table:table-cell>
              <table:table-cell office:value-type="float" office:value="63.624168">
                <text:p>63.624168</text:p>
                <draw:g>
                  <svg:desc>Sheet1.E9:Sheet1.E14</svg:desc>
                </draw:g>
              </table:table-cell>
              <table:table-cell office:value-type="float" office:value="95.87">
                <text:p>95.87</text:p>
                <draw:g>
                  <svg:desc>Sheet1.G9:Sheet1.G14</svg:desc>
                </draw:g>
              </table:table-cell>
              <table:table-cell office:value-type="float" office:value="1803.324">
                <text:p>1803.324</text:p>
                <draw:g>
                  <svg:desc>Sheet1.D9:Sheet1.D14</svg:desc>
                </draw:g>
              </table:table-cell>
              <table:table-cell office:value-type="float" office:value="89.832168">
                <text:p>89.832168</text:p>
                <draw:g>
                  <svg:desc>Sheet1.E15:Sheet1.E21</svg:desc>
                </draw:g>
              </table:table-cell>
              <table:table-cell office:value-type="float" office:value="96.167">
                <text:p>96.167</text:p>
                <draw:g>
                  <svg:desc>Sheet1.G15:Sheet1.G21</svg:desc>
                </draw:g>
              </table:table-cell>
              <table:table-cell office:value-type="float" office:value="2486.22">
                <text:p>2486.22</text:p>
                <draw:g>
                  <svg:desc>Sheet1.D15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889344">
                <text:p>27.889344</text:p>
              </table:table-cell>
              <table:table-cell office:value-type="float" office:value="95.55">
                <text:p>95.55</text:p>
              </table:table-cell>
              <table:table-cell office:value-type="float" office:value="760.044">
                <text:p>760.044</text:p>
              </table:table-cell>
              <table:table-cell office:value-type="float" office:value="51.849288">
                <text:p>51.849288</text:p>
              </table:table-cell>
              <table:table-cell office:value-type="float" office:value="95.55">
                <text:p>95.55</text:p>
              </table:table-cell>
              <table:table-cell office:value-type="float" office:value="1406.46">
                <text:p>1406.46</text:p>
              </table:table-cell>
              <table:table-cell office:value-type="float" office:value="67.003648">
                <text:p>67.003648</text:p>
              </table:table-cell>
              <table:table-cell office:value-type="float" office:value="96.362">
                <text:p>96.362</text:p>
              </table:table-cell>
              <table:table-cell office:value-type="float" office:value="1871.276">
                <text:p>1871.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987264">
                <text:p>23.987264</text:p>
              </table:table-cell>
              <table:table-cell office:value-type="float" office:value="95.55">
                <text:p>95.55</text:p>
              </table:table-cell>
              <table:table-cell office:value-type="float" office:value="638.412">
                <text:p>638.412</text:p>
              </table:table-cell>
              <table:table-cell office:value-type="float" office:value="30.433608">
                <text:p>30.433608</text:p>
              </table:table-cell>
              <table:table-cell office:value-type="float" office:value="95.51">
                <text:p>95.51</text:p>
              </table:table-cell>
              <table:table-cell office:value-type="float" office:value="740.172">
                <text:p>740.172</text:p>
              </table:table-cell>
              <table:table-cell office:value-type="float" office:value="48.379328">
                <text:p>48.379328</text:p>
              </table:table-cell>
              <table:table-cell office:value-type="float" office:value="95.777">
                <text:p>95.777</text:p>
              </table:table-cell>
              <table:table-cell office:value-type="float" office:value="1199.484">
                <text:p>1199.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22584">
                <text:p>12.022584</text:p>
              </table:table-cell>
              <table:table-cell office:value-type="float" office:value="95.615">
                <text:p>95.615</text:p>
              </table:table-cell>
              <table:table-cell office:value-type="float" office:value="322.572">
                <text:p>322.572</text:p>
              </table:table-cell>
              <table:table-cell office:value-type="float" office:value="23.441688">
                <text:p>23.441688</text:p>
              </table:table-cell>
              <table:table-cell office:value-type="float" office:value="95.81">
                <text:p>95.81</text:p>
              </table:table-cell>
              <table:table-cell office:value-type="float" office:value="553.98">
                <text:p>553.98</text:p>
              </table:table-cell>
              <table:table-cell office:value-type="float" office:value="19.647768">
                <text:p>19.647768</text:p>
              </table:table-cell>
              <table:table-cell office:value-type="float" office:value="95.582">
                <text:p>95.582</text:p>
              </table:table-cell>
              <table:table-cell office:value-type="float" office:value="494.78">
                <text:p>494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08664">
                <text:p>9.008664</text:p>
              </table:table-cell>
              <table:table-cell office:value-type="float" office:value="95.193">
                <text:p>95.193</text:p>
              </table:table-cell>
              <table:table-cell office:value-type="float" office:value="228.716">
                <text:p>228.716</text:p>
              </table:table-cell>
              <table:table-cell office:value-type="float" office:value="10.927368">
                <text:p>10.927368</text:p>
              </table:table-cell>
              <table:table-cell office:value-type="float" office:value="94.86">
                <text:p>94.86</text:p>
              </table:table-cell>
              <table:table-cell office:value-type="float" office:value="258.78">
                <text:p>25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5144">
                <text:p>4.575144</text:p>
              </table:table-cell>
              <table:table-cell office:value-type="float" office:value="95.095">
                <text:p>95.095</text:p>
              </table:table-cell>
              <table:table-cell office:value-type="float" office:value="89.836">
                <text:p>89.836</text:p>
              </table:table-cell>
              <table:table-cell office:value-type="float" office:value="3.364488">
                <text:p>3.364488</text:p>
              </table:table-cell>
              <table:table-cell office:value-type="float" office:value="94.54">
                <text:p>94.54</text:p>
              </table:table-cell>
              <table:table-cell office:value-type="float" office:value="85.692">
                <text:p>85.692</text:p>
              </table:table-cell>
              <table:table-cell office:value-type="float" office:value="14.997408">
                <text:p>14.997408</text:p>
              </table:table-cell>
              <table:table-cell office:value-type="float" office:value="95.225">
                <text:p>95.225</text:p>
              </table:table-cell>
              <table:table-cell office:value-type="float" office:value="349.756">
                <text:p>349.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0448">
                <text:p>5.170448</text:p>
              </table:table-cell>
              <table:table-cell office:value-type="float" office:value="95.485">
                <text:p>95.485</text:p>
              </table:table-cell>
              <table:table-cell office:value-type="float" office:value="137.852">
                <text:p>137.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8" number:title="User-defined">
      <number:number number:decimal-places="0" loext:min-decimal-places="0" number:min-integer-digits="1"/>
      <number:text> k</number:text>
    </number:number-style>
    <number:number-style style:name="N120">
      <number:number number:decimal-places="0" loext:min-decimal-places="0" number:min-integer-digits="1"/>
      <number:text> M</number:text>
    </number:number-style>
    <number:number-style style:name="N127">
      <number:number number:decimal-places="1" loext:min-decimal-places="1" number:min-integer-digits="1"/>
      <number:text> k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20">
      <style:chart-properties chart:display-label="true" chart:tick-marks-major-inner="true" chart:tick-marks-major-outer="true" chart:tick-marks-minor-inner="true" chart:tick-marks-minor-outer="false" chart:logarithmic="false" chart:minimum="0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4" style:family="chart">
      <style:chart-properties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5" style:family="chart" style:data-style-name="N1">
      <style:chart-properties chart:display-label="true" chart:logarithmic="false" chart:minimum="94" chart:maximum="97" chart:origin="0" chart:interval-major="1" chart:interval-minor-divisor="4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7">
      <style:chart-properties chart:link-data-style-to-source="false" chart:label-position="top"/>
      <style:graphic-properties draw:stroke="none" draw:fill-color="#000000" draw:opacity="50%"/>
      <style:text-properties fo:font-family="'Times New Roman'" style:font-style-name="Regular" style:font-family-generic="roman" fo:font-size="12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 chart:data-label-number="value" chart:data-label-text="false" chart:data-label-symbol="false"/>
    </style:style>
    <style:style style:name="ch12" style:family="chart" style:data-style-name="N118">
      <style:chart-properties chart:link-data-style-to-source="false" chart:label-position="top"/>
      <style:graphic-properties draw:stroke="none" draw:fill-color="#000000" draw:opacity="50%"/>
      <style:text-properties fo:font-family="'Liberation Serif'" style:font-style-name="Regular" style:font-family-generic="roman" fo:font-size="12pt" style:font-size-asian="10pt" style:font-size-complex="10pt"/>
    </style:style>
    <style:style style:name="ch13" style:family="chart">
      <style:chart-properties chart:solid-type="cuboid"/>
      <style:text-properties fo:font-family="'Times New Roman'"/>
    </style:style>
    <style:style style:name="ch14" style:family="chart" style:data-style-name="N127">
      <style:chart-properties chart:link-data-style-to-source="false" chart:data-label-number="value" chart:data-label-text="false" chart:data-label-symbol="false" chart:label-position="top"/>
      <style:graphic-properties draw:fill="bitmap" draw:fill-color="#579d1c" draw:fill-image-name="ChartBitmap_20_7" draw:opacity="50%"/>
      <style:text-properties fo:font-family="'Liberation Serif'" style:font-style-name="Regular" style:font-family-generic="roman" fo:font-size="12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49cm" svg:height="13.586cm" xlink:href=".." xlink:type="simple" chart:class="chart:bubble" chart:style-name="ch1">
        <chart:plot-area chart:style-name="ch2" table:cell-range-address="Sheet1.D3:Sheet1.E8 Sheet1.G3:Sheet1.G24 Sheet1.D9:Sheet1.D24" chart:data-source-has-labels="row" svg:x="0.994cm" svg:y="0.264cm" svg:width="18.573cm" svg:height="12.069cm">
          <chartooo:coordinate-region svg:x="1.668cm" svg:y="0.49cm" svg:width="17.342cm" svg:height="11.143cm"/>
          <chart:axis chart:dimension="x" chart:name="primary-x" chart:style-name="ch3">
            <chart:title svg:x="9.176cm" svg:y="12.447cm" chart:style-name="ch4">
              <text:p>#operations</text:p>
            </chart:title>
          </chart:axis>
          <chart:axis chart:dimension="y" chart:name="primary-y" chart:style-name="ch5">
            <chart:title svg:x="0.177cm" svg:y="7.448cm" chart:style-name="ch6">
              <text:p>Test Accuracy (%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D3:Sheet1.D8" loext:label-string="our_wm075" chart:class="chart:bubble">
            <chart:domain table:cell-range-address="Sheet1.G3:Sheet1.G8"/>
            <chart:domain table:cell-range-address="Sheet1.E3:Sheet1.E8"/>
            <chart:data-point chart:repeated="3"/>
            <chart:data-point chart:style-name="ch10"/>
            <chart:data-point/>
            <chart:data-point chart:style-name="ch11"/>
          </chart:series>
          <chart:series chart:style-name="ch12" chart:values-cell-range-address="Sheet1.D9:Sheet1.D14" loext:label-string="our_wm1" chart:class="chart:bubble">
            <chart:domain table:cell-range-address="Sheet1.G9:Sheet1.G14"/>
            <chart:domain table:cell-range-address="Sheet1.E9:Sheet1.E14"/>
            <chart:data-point chart:repeated="3"/>
            <chart:data-point chart:style-name="ch13"/>
            <chart:data-point/>
            <chart:data-point chart:style-name="ch13"/>
          </chart:series>
          <chart:series chart:style-name="ch9" chart:values-cell-range-address="Sheet1.D15:Sheet1.D21" loext:label-string="our_wm125" chart:class="chart:bubble">
            <chart:domain table:cell-range-address="Sheet1.G15:Sheet1.G21"/>
            <chart:domain table:cell-range-address="Sheet1.E15:Sheet1.E21"/>
            <chart:data-point chart:style-name="ch10" chart:repeated="3"/>
            <chart:data-point chart:style-name="ch11"/>
            <chart:data-point chart:style-name="ch10" chart:repeated="2"/>
            <chart:data-point chart:style-name="ch11"/>
          </chart:series>
          <chart:series chart:style-name="ch14" chart:values-cell-range-address="Sheet1.D22:Sheet1.D24" loext:label-string="hello_edge" chart:class="chart:bubble">
            <chart:domain table:cell-range-address="Sheet1.G22:Sheet1.G24"/>
            <chart:domain table:cell-range-address="Sheet1.E22:Sheet1.E24"/>
            <chart:data-point chart:style-name="ch10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ur_wm075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ur_wm1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ur_wm125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hello_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329224">
                <text:p>42.329224</text:p>
                <draw:g>
                  <svg:desc>Sheet1.E3:Sheet1.E8</svg:desc>
                </draw:g>
              </table:table-cell>
              <table:table-cell office:value-type="float" office:value="95.063">
                <text:p>95.063</text:p>
                <draw:g>
                  <svg:desc>Sheet1.G3:Sheet1.G8</svg:desc>
                </draw:g>
              </table:table-cell>
              <table:table-cell office:value-type="float" office:value="1209.724">
                <text:p>1209.724</text:p>
                <draw:g>
                  <svg:desc>Sheet1.D3:Sheet1.D8</svg:desc>
                </draw:g>
              </table:table-cell>
              <table:table-cell office:value-type="float" office:value="63.624168">
                <text:p>63.624168</text:p>
                <draw:g>
                  <svg:desc>Sheet1.E9:Sheet1.E14</svg:desc>
                </draw:g>
              </table:table-cell>
              <table:table-cell office:value-type="float" office:value="95.87">
                <text:p>95.87</text:p>
                <draw:g>
                  <svg:desc>Sheet1.G9:Sheet1.G14</svg:desc>
                </draw:g>
              </table:table-cell>
              <table:table-cell office:value-type="float" office:value="1803.324">
                <text:p>1803.324</text:p>
                <draw:g>
                  <svg:desc>Sheet1.D9:Sheet1.D14</svg:desc>
                </draw:g>
              </table:table-cell>
              <table:table-cell office:value-type="float" office:value="89.832168">
                <text:p>89.832168</text:p>
                <draw:g>
                  <svg:desc>Sheet1.E15:Sheet1.E21</svg:desc>
                </draw:g>
              </table:table-cell>
              <table:table-cell office:value-type="float" office:value="96.167">
                <text:p>96.167</text:p>
                <draw:g>
                  <svg:desc>Sheet1.G15:Sheet1.G21</svg:desc>
                </draw:g>
              </table:table-cell>
              <table:table-cell office:value-type="float" office:value="2486.22">
                <text:p>2486.22</text:p>
                <draw:g>
                  <svg:desc>Sheet1.D15:Sheet1.D21</svg:desc>
                </draw:g>
              </table:table-cell>
              <table:table-cell office:value-type="float" office:value="56.9">
                <text:p>56.9</text:p>
                <draw:g>
                  <svg:desc>Sheet1.E22:Sheet1.E24</svg:desc>
                </draw:g>
              </table:table-cell>
              <table:table-cell office:value-type="float" office:value="95.4">
                <text:p>95.4</text:p>
                <draw:g>
                  <svg:desc>Sheet1.G22:Sheet1.G24</svg:desc>
                </draw:g>
              </table:table-cell>
              <table:table-cell office:value-type="float" office:value="497.6">
                <text:p>497.6</text:p>
                <draw:g>
                  <svg:desc>Sheet1.D22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889344">
                <text:p>27.889344</text:p>
              </table:table-cell>
              <table:table-cell office:value-type="float" office:value="95.55">
                <text:p>95.55</text:p>
              </table:table-cell>
              <table:table-cell office:value-type="float" office:value="760.044">
                <text:p>760.044</text:p>
              </table:table-cell>
              <table:table-cell office:value-type="float" office:value="51.849288">
                <text:p>51.849288</text:p>
              </table:table-cell>
              <table:table-cell office:value-type="float" office:value="95.55">
                <text:p>95.55</text:p>
              </table:table-cell>
              <table:table-cell office:value-type="float" office:value="1406.46">
                <text:p>1406.46</text:p>
              </table:table-cell>
              <table:table-cell office:value-type="float" office:value="67.003648">
                <text:p>67.003648</text:p>
              </table:table-cell>
              <table:table-cell office:value-type="float" office:value="96.362">
                <text:p>96.362</text:p>
              </table:table-cell>
              <table:table-cell office:value-type="float" office:value="1871.276">
                <text:p>1871.276</text:p>
              </table:table-cell>
              <table:table-cell office:value-type="float" office:value="19.8">
                <text:p>19.8</text:p>
              </table:table-cell>
              <table:table-cell office:value-type="float" office:value="94.9">
                <text:p>94.9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987264">
                <text:p>23.987264</text:p>
              </table:table-cell>
              <table:table-cell office:value-type="float" office:value="95.55">
                <text:p>95.55</text:p>
              </table:table-cell>
              <table:table-cell office:value-type="float" office:value="638.412">
                <text:p>638.412</text:p>
              </table:table-cell>
              <table:table-cell office:value-type="float" office:value="30.433608">
                <text:p>30.433608</text:p>
              </table:table-cell>
              <table:table-cell office:value-type="float" office:value="95.51">
                <text:p>95.51</text:p>
              </table:table-cell>
              <table:table-cell office:value-type="float" office:value="740.172">
                <text:p>740.172</text:p>
              </table:table-cell>
              <table:table-cell office:value-type="float" office:value="48.379328">
                <text:p>48.379328</text:p>
              </table:table-cell>
              <table:table-cell office:value-type="float" office:value="95.777">
                <text:p>95.777</text:p>
              </table:table-cell>
              <table:table-cell office:value-type="float" office:value="1199.484">
                <text:p>1199.484</text:p>
              </table:table-cell>
              <table:table-cell office:value-type="float" office:value="5.4">
                <text:p>5.4</text:p>
              </table:table-cell>
              <table:table-cell office:value-type="float" office:value="94.4">
                <text:p>94.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22584">
                <text:p>12.022584</text:p>
              </table:table-cell>
              <table:table-cell office:value-type="float" office:value="95.615">
                <text:p>95.615</text:p>
              </table:table-cell>
              <table:table-cell office:value-type="float" office:value="322.572">
                <text:p>322.572</text:p>
              </table:table-cell>
              <table:table-cell office:value-type="float" office:value="23.441688">
                <text:p>23.441688</text:p>
              </table:table-cell>
              <table:table-cell office:value-type="float" office:value="95.81">
                <text:p>95.81</text:p>
              </table:table-cell>
              <table:table-cell office:value-type="float" office:value="553.98">
                <text:p>553.98</text:p>
              </table:table-cell>
              <table:table-cell office:value-type="float" office:value="19.647768">
                <text:p>19.647768</text:p>
              </table:table-cell>
              <table:table-cell office:value-type="float" office:value="95.582">
                <text:p>95.582</text:p>
              </table:table-cell>
              <table:table-cell office:value-type="float" office:value="494.78">
                <text:p>494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08664">
                <text:p>9.008664</text:p>
              </table:table-cell>
              <table:table-cell office:value-type="float" office:value="95.193">
                <text:p>95.193</text:p>
              </table:table-cell>
              <table:table-cell office:value-type="float" office:value="228.716">
                <text:p>228.716</text:p>
              </table:table-cell>
              <table:table-cell office:value-type="float" office:value="10.927368">
                <text:p>10.927368</text:p>
              </table:table-cell>
              <table:table-cell office:value-type="float" office:value="94.86">
                <text:p>94.86</text:p>
              </table:table-cell>
              <table:table-cell office:value-type="float" office:value="258.78">
                <text:p>25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5144">
                <text:p>4.575144</text:p>
              </table:table-cell>
              <table:table-cell office:value-type="float" office:value="95.095">
                <text:p>95.095</text:p>
              </table:table-cell>
              <table:table-cell office:value-type="float" office:value="89.836">
                <text:p>89.836</text:p>
              </table:table-cell>
              <table:table-cell office:value-type="float" office:value="3.364488">
                <text:p>3.364488</text:p>
              </table:table-cell>
              <table:table-cell office:value-type="float" office:value="94.54">
                <text:p>94.54</text:p>
              </table:table-cell>
              <table:table-cell office:value-type="float" office:value="85.692">
                <text:p>85.692</text:p>
              </table:table-cell>
              <table:table-cell office:value-type="float" office:value="14.997408">
                <text:p>14.997408</text:p>
              </table:table-cell>
              <table:table-cell office:value-type="float" office:value="95.225">
                <text:p>95.225</text:p>
              </table:table-cell>
              <table:table-cell office:value-type="float" office:value="349.756">
                <text:p>349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0448">
                <text:p>5.170448</text:p>
              </table:table-cell>
              <table:table-cell office:value-type="float" office:value="95.485">
                <text:p>95.485</text:p>
              </table:table-cell>
              <table:table-cell office:value-type="float" office:value="137.852">
                <text:p>137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A9C186DCE3F1CAE7.png" xlink:type="simple" xlink:show="embed" xlink:actuate="onLoad"/>
    <draw:fill-image draw:name="ChartBitmap_20_2" draw:display-name="ChartBitmap 2" xlink:href="Pictures/100000000000000800000008A9C186DCE3F1CAE7.png" xlink:type="simple" xlink:show="embed" xlink:actuate="onLoad"/>
    <draw:fill-image draw:name="ChartBitmap_20_3" draw:display-name="ChartBitmap 3" xlink:href="Pictures/100000000000000800000008A9C186DCE3F1CAE7.png" xlink:type="simple" xlink:show="embed" xlink:actuate="onLoad"/>
    <draw:fill-image draw:name="ChartBitmap_20_4" draw:display-name="ChartBitmap 4" xlink:href="Pictures/100000000000000800000008A9C186DCE3F1CAE7.png" xlink:type="simple" xlink:show="embed" xlink:actuate="onLoad"/>
    <draw:fill-image draw:name="ChartBitmap_20_5" draw:display-name="ChartBitmap 5" xlink:href="Pictures/100000000000000800000008977622DD0A168C32.png" xlink:type="simple" xlink:show="embed" xlink:actuate="onLoad"/>
    <draw:fill-image draw:name="ChartBitmap_20_6" draw:display-name="ChartBitmap 6" xlink:href="Pictures/100000000000000800000008E47785F21AD0A506.png" xlink:type="simple" xlink:show="embed" xlink:actuate="onLoad"/>
    <draw:fill-image draw:name="ChartBitmap_20_7" draw:display-name="ChartBitmap 7" xlink:href="Pictures/1000000000000008000000087AED25D652D95EFC.png" xlink:type="simple" xlink:show="embed" xlink:actuate="onLoad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93" chart:maximum="96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aw:opacity="50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579d1c" draw:opacity="50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09">
      <style:chart-properties chart:link-data-style-to-source="true"/>
      <style:graphic-properties draw:stroke="none" draw:fill-color="#ff420e" draw:opacity="5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4cm" svg:height="12.387cm" xlink:href=".." xlink:type="simple" chart:class="chart:bubble" chart:style-name="ch1">
        <chart:legend chart:legend-position="end" svg:x="24.285cm" svg:y="4.686cm" style:legend-expansion="custom" chartooo:width="3.658cm" chartooo:height="2.933cm" style:legend-expansion-aspect-ratio="1.2471871803614" chart:style-name="ch2"/>
        <chart:plot-area chart:style-name="ch3" table:cell-range-address="Sheet1.D3:Sheet1.F8 Sheet1.F9:Sheet1.F24 Sheet1.D9:Sheet1.D24" chart:data-source-has-labels="row" svg:x="2.475cm" svg:y="0.547cm" svg:width="22.025cm" svg:height="11.02cm">
          <chartooo:coordinate-region svg:x="3.387cm" svg:y="0.746cm" svg:width="20.688cm" svg:height="10.174cm"/>
          <chart:axis chart:dimension="x" chart:name="primary-x" chart:style-name="ch4">
            <chart:title svg:x="12.687cm" svg:y="11.606cm" chart:style-name="ch5">
              <text:p>Operations [M]</text:p>
            </chart:title>
          </chart:axis>
          <chart:axis chart:dimension="y" chart:name="primary-y" chart:style-name="ch6">
            <chart:title svg:x="1.357cm" svg:y="7.45cm" chart:style-name="ch7">
              <text:p>Valid Accuracy [%]</text:p>
            </chart:title>
            <chart:grid chart:style-name="ch8" chart:class="major"/>
          </chart:axis>
          <chart:series chart:style-name="ch9" chart:values-cell-range-address="Sheet1.D3:Sheet1.D8" loext:label-string="wm_0_75" chart:class="chart:bubble">
            <chart:domain table:cell-range-address="Sheet1.F3:Sheet1.F8"/>
            <chart:domain table:cell-range-address="Sheet1.E3:Sheet1.E8"/>
            <chart:data-point chart:repeated="6"/>
          </chart:series>
          <chart:series chart:style-name="ch10" chart:values-cell-range-address="Sheet1.D9:Sheet1.D14" loext:label-string="wm_1" chart:class="chart:bubble">
            <chart:domain table:cell-range-address="Sheet1.F9:Sheet1.F14"/>
            <chart:domain table:cell-range-address="Sheet1.E9:Sheet1.E14"/>
            <chart:data-point chart:repeated="6"/>
          </chart:series>
          <chart:series chart:style-name="ch11" chart:values-cell-range-address="Sheet1.D15:Sheet1.D21" loext:label-string="wm_1_25" chart:class="chart:bubble">
            <chart:domain table:cell-range-address="Sheet1.F15:Sheet1.F21"/>
            <chart:domain table:cell-range-address="Sheet1.E15:Sheet1.E21"/>
            <chart:data-point chart:repeated="4"/>
            <chart:data-point chart:style-name="ch12"/>
            <chart:data-point chart:repeated="2"/>
          </chart:series>
          <chart:series chart:style-name="ch13" chart:values-cell-range-address="Sheet1.D22:Sheet1.D24" loext:label-string="hello_edge" chart:class="chart:bubble">
            <chart:domain table:cell-range-address="Sheet1.F22:Sheet1.F24"/>
            <chart:domain table:cell-range-address="Sheet1.E22:Sheet1.E24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wm_0_75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wm_1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wm_1_25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hello_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329224">
                <text:p>42.329224</text:p>
                <draw:g>
                  <svg:desc>Sheet1.E3:Sheet1.E8</svg:desc>
                </draw:g>
              </table:table-cell>
              <table:table-cell office:value-type="float" office:value="95.503">
                <text:p>95.503</text:p>
                <draw:g>
                  <svg:desc>Sheet1.F3:Sheet1.F8</svg:desc>
                </draw:g>
              </table:table-cell>
              <table:table-cell office:value-type="float" office:value="1209.724">
                <text:p>1209.724</text:p>
                <draw:g>
                  <svg:desc>Sheet1.D3:Sheet1.D8</svg:desc>
                </draw:g>
              </table:table-cell>
              <table:table-cell office:value-type="float" office:value="63.624168">
                <text:p>63.624168</text:p>
                <draw:g>
                  <svg:desc>Sheet1.E9:Sheet1.E14</svg:desc>
                </draw:g>
              </table:table-cell>
              <table:table-cell office:value-type="float" office:value="95.47">
                <text:p>95.47</text:p>
                <draw:g>
                  <svg:desc>Sheet1.F9:Sheet1.F14</svg:desc>
                </draw:g>
              </table:table-cell>
              <table:table-cell office:value-type="float" office:value="1803.324">
                <text:p>1803.324</text:p>
                <draw:g>
                  <svg:desc>Sheet1.D9:Sheet1.D14</svg:desc>
                </draw:g>
              </table:table-cell>
              <table:table-cell office:value-type="float" office:value="89.832168">
                <text:p>89.832168</text:p>
                <draw:g>
                  <svg:desc>Sheet1.E15:Sheet1.E21</svg:desc>
                </draw:g>
              </table:table-cell>
              <table:table-cell office:value-type="float" office:value="94.985">
                <text:p>94.985</text:p>
                <draw:g>
                  <svg:desc>Sheet1.F15:Sheet1.F21</svg:desc>
                </draw:g>
              </table:table-cell>
              <table:table-cell office:value-type="float" office:value="2486.22">
                <text:p>2486.22</text:p>
                <draw:g>
                  <svg:desc>Sheet1.D15:Sheet1.D21</svg:desc>
                </draw:g>
              </table:table-cell>
              <table:table-cell office:value-type="float" office:value="56.9">
                <text:p>56.9</text:p>
                <draw:g>
                  <svg:desc>Sheet1.E22:Sheet1.E24</svg:desc>
                </draw:g>
              </table:table-cell>
              <table:table-cell office:value-type="float" office:value="94.3">
                <text:p>94.3</text:p>
                <draw:g>
                  <svg:desc>Sheet1.F22:Sheet1.F24</svg:desc>
                </draw:g>
              </table:table-cell>
              <table:table-cell office:value-type="float" office:value="497.6">
                <text:p>497.6</text:p>
                <draw:g>
                  <svg:desc>Sheet1.D22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889344">
                <text:p>27.889344</text:p>
              </table:table-cell>
              <table:table-cell office:value-type="float" office:value="95.277">
                <text:p>95.277</text:p>
              </table:table-cell>
              <table:table-cell office:value-type="float" office:value="760.044">
                <text:p>760.044</text:p>
              </table:table-cell>
              <table:table-cell office:value-type="float" office:value="51.849288">
                <text:p>51.849288</text:p>
              </table:table-cell>
              <table:table-cell office:value-type="float" office:value="95.47">
                <text:p>95.47</text:p>
              </table:table-cell>
              <table:table-cell office:value-type="float" office:value="1406.46">
                <text:p>1406.46</text:p>
              </table:table-cell>
              <table:table-cell office:value-type="float" office:value="67.003648">
                <text:p>67.003648</text:p>
              </table:table-cell>
              <table:table-cell office:value-type="float" office:value="95.438">
                <text:p>95.438</text:p>
              </table:table-cell>
              <table:table-cell office:value-type="float" office:value="1871.276">
                <text:p>1871.276</text:p>
              </table:table-cell>
              <table:table-cell office:value-type="float" office:value="19.8">
                <text:p>19.8</text:p>
              </table:table-cell>
              <table:table-cell office:value-type="float" office:value="94.2">
                <text:p>94.2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987264">
                <text:p>23.987264</text:p>
              </table:table-cell>
              <table:table-cell office:value-type="float" office:value="95.244">
                <text:p>95.244</text:p>
              </table:table-cell>
              <table:table-cell office:value-type="float" office:value="638.412">
                <text:p>638.412</text:p>
              </table:table-cell>
              <table:table-cell office:value-type="float" office:value="30.433608">
                <text:p>30.433608</text:p>
              </table:table-cell>
              <table:table-cell office:value-type="float" office:value="95.5">
                <text:p>95.5</text:p>
              </table:table-cell>
              <table:table-cell office:value-type="float" office:value="740.172">
                <text:p>740.172</text:p>
              </table:table-cell>
              <table:table-cell office:value-type="float" office:value="48.379328">
                <text:p>48.379328</text:p>
              </table:table-cell>
              <table:table-cell office:value-type="float" office:value="95.341">
                <text:p>95.341</text:p>
              </table:table-cell>
              <table:table-cell office:value-type="float" office:value="1199.484">
                <text:p>1199.484</text:p>
              </table:table-cell>
              <table:table-cell office:value-type="float" office:value="5.4">
                <text:p>5.4</text:p>
              </table:table-cell>
              <table:table-cell office:value-type="float" office:value="93.6">
                <text:p>93.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22584">
                <text:p>12.022584</text:p>
              </table:table-cell>
              <table:table-cell office:value-type="float" office:value="95.212">
                <text:p>95.212</text:p>
              </table:table-cell>
              <table:table-cell office:value-type="float" office:value="322.572">
                <text:p>322.572</text:p>
              </table:table-cell>
              <table:table-cell office:value-type="float" office:value="23.441688">
                <text:p>23.441688</text:p>
              </table:table-cell>
              <table:table-cell office:value-type="float" office:value="95.6">
                <text:p>95.6</text:p>
              </table:table-cell>
              <table:table-cell office:value-type="float" office:value="553.98">
                <text:p>553.98</text:p>
              </table:table-cell>
              <table:table-cell office:value-type="float" office:value="19.647768">
                <text:p>19.647768</text:p>
              </table:table-cell>
              <table:table-cell office:value-type="float" office:value="95.147">
                <text:p>95.147</text:p>
              </table:table-cell>
              <table:table-cell office:value-type="float" office:value="494.78">
                <text:p>494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08664">
                <text:p>9.008664</text:p>
              </table:table-cell>
              <table:table-cell office:value-type="float" office:value="95.309">
                <text:p>95.309</text:p>
              </table:table-cell>
              <table:table-cell office:value-type="float" office:value="228.716">
                <text:p>228.716</text:p>
              </table:table-cell>
              <table:table-cell office:value-type="float" office:value="10.927368">
                <text:p>10.927368</text:p>
              </table:table-cell>
              <table:table-cell office:value-type="float" office:value="95.18">
                <text:p>95.18</text:p>
              </table:table-cell>
              <table:table-cell office:value-type="float" office:value="258.78">
                <text:p>25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5144">
                <text:p>4.575144</text:p>
              </table:table-cell>
              <table:table-cell office:value-type="float" office:value="95.115">
                <text:p>95.115</text:p>
              </table:table-cell>
              <table:table-cell office:value-type="float" office:value="89.836">
                <text:p>89.836</text:p>
              </table:table-cell>
              <table:table-cell office:value-type="float" office:value="3.364488">
                <text:p>3.364488</text:p>
              </table:table-cell>
              <table:table-cell office:value-type="float" office:value="95.3">
                <text:p>95.3</text:p>
              </table:table-cell>
              <table:table-cell office:value-type="float" office:value="85.692">
                <text:p>85.692</text:p>
              </table:table-cell>
              <table:table-cell office:value-type="float" office:value="14.997408">
                <text:p>14.997408</text:p>
              </table:table-cell>
              <table:table-cell office:value-type="float" office:value="95.244">
                <text:p>95.244</text:p>
              </table:table-cell>
              <table:table-cell office:value-type="float" office:value="349.756">
                <text:p>349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0448">
                <text:p>5.170448</text:p>
              </table:table-cell>
              <table:table-cell office:value-type="float" office:value="95.438">
                <text:p>95.438</text:p>
              </table:table-cell>
              <table:table-cell office:value-type="float" office:value="137.852">
                <text:p>137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